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55cm"/>
    </style:style>
    <style:style style:name="gr4" style:family="graphic" style:parent-style-name="standard">
      <style:graphic-properties draw:stroke="none" svg:stroke-color="#000000" draw:fill="none" draw:fill-color="#ffffff" fo:min-height="0.9cm"/>
    </style:style>
    <style:style style:name="gr5" style:family="graphic" style:parent-style-name="standard">
      <style:graphic-properties draw:stroke="none" svg:stroke-color="#000000" draw:fill="none" draw:fill-color="#ffffff" fo:min-height="0.672cm"/>
    </style:style>
    <style:style style:name="gr6" style:family="graphic" style:parent-style-name="standard">
      <style:graphic-properties draw:stroke="none" svg:stroke-color="#000000" draw:fill="none" draw:fill-color="#ffffff" fo:min-height="0.671cm"/>
    </style:style>
    <style:style style:name="gr7" style:family="graphic" style:parent-style-name="standard">
      <style:graphic-properties draw:stroke="none" svg:stroke-color="#000000" draw:fill="none" draw:fill-color="#ffffff" fo:min-height="0.901cm"/>
    </style:style>
    <style:style style:name="gr8" style:family="graphic" style:parent-style-name="standard">
      <style:graphic-properties draw:stroke="none" svg:stroke-color="#000000" draw:fill="none" draw:fill-color="#ffffff" fo:min-height="0.464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172cm" svg:y1="5.89cm" svg:x2="13.235cm" svg:y2="5.89cm">
            <text:p/>
          </draw:line>
          <draw:line draw:style-name="gr1" draw:text-style-name="P1" draw:layer="layout" svg:x1="8.701cm" svg:y1="3.732cm" svg:x2="13.235cm" svg:y2="3.732cm">
            <text:p/>
          </draw:line>
          <draw:line draw:style-name="gr1" draw:text-style-name="P1" draw:layer="layout" svg:x1="10.022cm" svg:y1="2.767cm" svg:x2="13.209cm" svg:y2="2.767cm">
            <text:p/>
          </draw:line>
          <draw:line draw:style-name="gr1" draw:text-style-name="P1" draw:layer="layout" svg:x1="10.023cm" svg:y1="4.858cm" svg:x2="13.21cm" svg:y2="4.858cm">
            <text:p/>
          </draw:line>
          <draw:line draw:style-name="gr2" draw:text-style-name="P1" draw:layer="layout" svg:x1="8.727cm" svg:y1="3.686cm" svg:x2="8.727cm" svg:y2="5.89cm">
            <text:p/>
          </draw:line>
          <draw:line draw:style-name="gr2" draw:text-style-name="P1" draw:layer="layout" svg:x1="10.039cm" svg:y1="2.768cm" svg:x2="10.039cm" svg:y2="3.686cm">
            <text:p/>
          </draw:line>
          <draw:line draw:style-name="gr2" draw:text-style-name="P1" draw:layer="layout" svg:x1="10.039cm" svg:y1="4.88cm" svg:x2="10.039cm" svg:y2="5.89cm">
            <text:p/>
          </draw:line>
          <draw:frame draw:style-name="gr3" draw:text-style-name="P2" draw:layer="layout" svg:width="1.705cm" svg:height="0.905cm" svg:x="8.739cm" svg:y="2.953cm">
            <draw:text-box>
              <text:p><text:span text:style-name="T1">fork()</text:span></text:p>
            </draw:text-box>
          </draw:frame>
          <draw:frame draw:style-name="gr4" draw:text-style-name="P2" draw:layer="layout" svg:width="2.036cm" svg:height="1.15cm" svg:x="13.488cm" svg:y="5.478cm">
            <draw:text-box>
              <text:p><text:span text:style-name="T1">parent</text:span></text:p>
            </draw:text-box>
          </draw:frame>
          <draw:frame draw:style-name="gr5" draw:text-style-name="P2" draw:layer="layout" svg:width="1.802cm" svg:height="0.922cm" svg:x="13.494cm" svg:y="4.421cm">
            <draw:text-box>
              <text:p><text:span text:style-name="T1">child2</text:span></text:p>
            </draw:text-box>
          </draw:frame>
          <draw:frame draw:style-name="gr6" draw:text-style-name="P2" draw:layer="layout" svg:width="1.649cm" svg:height="0.921cm" svg:x="13.495cm" svg:y="2.405cm">
            <draw:text-box>
              <text:p><text:span text:style-name="T1">child3</text:span></text:p>
            </draw:text-box>
          </draw:frame>
          <draw:frame draw:style-name="gr6" draw:text-style-name="P2" draw:layer="layout" svg:width="1.649cm" svg:height="0.921cm" svg:x="13.495cm" svg:y="3.227cm">
            <draw:text-box>
              <text:p><text:span text:style-name="T1">child1</text:span></text:p>
            </draw:text-box>
          </draw:frame>
          <draw:frame draw:style-name="gr3" draw:text-style-name="P2" draw:layer="layout" svg:width="1.705cm" svg:height="0.905cm" svg:x="8.74cm" svg:y="5.054cm">
            <draw:text-box>
              <text:p><text:span text:style-name="T1">fork()</text:span></text:p>
            </draw:text-box>
          </draw:frame>
          <draw:frame draw:style-name="gr3" draw:text-style-name="P2" draw:layer="layout" svg:width="1.705cm" svg:height="0.905cm" svg:x="7.941cm" svg:y="5.855cm">
            <draw:text-box>
              <text:p><text:span text:style-name="T1">fork()</text:span></text:p>
            </draw:text-box>
          </draw:frame>
        </draw:g>
        <draw:g>
          <draw:line draw:style-name="gr1" draw:text-style-name="P1" draw:layer="layout" svg:x1="15.499cm" svg:y1="5.85cm" svg:x2="21.562cm" svg:y2="5.85cm">
            <text:p/>
          </draw:line>
          <draw:line draw:style-name="gr1" draw:text-style-name="P1" draw:layer="layout" svg:x1="17.028cm" svg:y1="3.692cm" svg:x2="21.562cm" svg:y2="3.692cm">
            <text:p/>
          </draw:line>
          <draw:line draw:style-name="gr1" draw:text-style-name="P1" draw:layer="layout" svg:x1="18.349cm" svg:y1="4.818cm" svg:x2="21.536cm" svg:y2="4.818cm">
            <text:p/>
          </draw:line>
          <draw:line draw:style-name="gr2" draw:text-style-name="P1" draw:layer="layout" svg:x1="17.053cm" svg:y1="3.646cm" svg:x2="17.053cm" svg:y2="5.85cm">
            <text:p/>
          </draw:line>
          <draw:line draw:style-name="gr2" draw:text-style-name="P1" draw:layer="layout" svg:x1="18.365cm" svg:y1="4.84cm" svg:x2="18.365cm" svg:y2="5.85cm">
            <text:p/>
          </draw:line>
          <draw:frame draw:style-name="gr7" draw:text-style-name="P2" draw:layer="layout" svg:width="1.985cm" svg:height="1.151cm" svg:x="22.1cm" svg:y="5.487cm">
            <draw:text-box>
              <text:p><text:span text:style-name="T1">parent</text:span></text:p>
            </draw:text-box>
          </draw:frame>
          <draw:frame draw:style-name="gr6" draw:text-style-name="P2" draw:layer="layout" svg:width="1.802cm" svg:height="0.921cm" svg:x="22.106cm" svg:y="4.431cm">
            <draw:text-box>
              <text:p><text:span text:style-name="T1">child2</text:span></text:p>
            </draw:text-box>
          </draw:frame>
          <draw:frame draw:style-name="gr6" draw:text-style-name="P2" draw:layer="layout" svg:width="1.826cm" svg:height="0.921cm" svg:x="22.107cm" svg:y="3.236cm">
            <draw:text-box>
              <text:p><text:span text:style-name="T1">child1</text:span></text:p>
            </draw:text-box>
          </draw:frame>
          <draw:frame draw:style-name="gr3" draw:text-style-name="P2" draw:layer="layout" svg:width="1.705cm" svg:height="0.905cm" svg:x="17.053cm" svg:y="5.097cm">
            <draw:text-box>
              <text:p><text:span text:style-name="T1">fork()</text:span></text:p>
            </draw:text-box>
          </draw:frame>
          <draw:frame draw:style-name="gr3" draw:text-style-name="P2" draw:layer="layout" svg:width="1.705cm" svg:height="0.905cm" svg:x="16.054cm" svg:y="5.798cm">
            <draw:text-box>
              <text:p><text:span text:style-name="T1">fork()</text:span></text:p>
            </draw:text-box>
          </draw:frame>
        </draw:g>
        <draw:frame draw:style-name="gr8" draw:text-style-name="P3" draw:layer="layout" svg:width="3.709cm" svg:height="0.729cm" svg:x="8.975cm" svg:y="6.623cm">
          <draw:text-box>
            <text:p><text:span text:style-name="T2">连续两次</text:span><text:span text:style-name="T2">fork()</text:span></text:p>
          </draw:text-box>
        </draw:frame>
        <draw:frame draw:style-name="gr8" draw:text-style-name="P3" draw:layer="layout" svg:width="7.173cm" svg:height="0.729cm" svg:x="15.976cm" svg:y="6.624cm">
          <draw:text-box>
            <text:p><text:span text:style-name="T2">只在父进程里执行第二次</text:span><text:span text:style-name="T2">fork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ker Lee</meta:initial-creator>
    <meta:creation-date>2009-10-30T08:57:17</meta:creation-date>
    <dc:date>2009-10-30T16:58:04</dc:date>
    <dc:creator>Joker Lee</dc:creator>
    <meta:editing-duration>PT06H39M17S</meta:editing-duration>
    <meta:editing-cycles>2</meta:editing-cycles>
    <meta:generator>OpenOffice.org/3.1$Linux OpenOffice.org_project/310m19$Build-9420</meta:generator>
    <meta:document-statistic meta:object-count="28"/>
  </office:meta>
</office:document-meta>
</file>